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ro1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style:text-position="" fo:font-size="14pt" fo:font-weight="bold" style:font-weight-asian="bold" style:font-weight-complex="600"/>
    </style:style>
    <style:style style:name="ce10" style:family="table-cell" style:parent-style-name="Default" style:data-style-name="N100">
      <style:table-cell-properties fo:border-bottom="0.74pt solid #000000" fo:background-color="#99cccc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12pt" fo:font-weight="bold" style:font-weight-asian="bold" style:font-weight-complex="600" fo:hyphenate="true"/>
    </style:style>
    <style:style style:name="ce11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12pt" fo:font-weight="bold" style:font-weight-asian="bold" style:font-weight-complex="600" fo:hyphenate="true"/>
    </style:style>
    <style:style style:name="ce12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12pt" fo:font-weight="bold" style:font-weight-asian="bold" style:font-weight-complex="600" fo:hyphenate="true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 style:text-position=""/>
    </style:style>
    <style:style style:name="ce16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text-position="" fo:font-size="14pt"/>
    </style:style>
    <style:style style:name="ce17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style:text-position="" fo:font-size="12pt" fo:font-weight="bold" style:font-weight-asian="bold" style:font-weight-complex="600" fo:hyphenate="true"/>
    </style:style>
    <style:style style:name="ce18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style:text-position="" fo:font-size="12pt" fo:font-weight="bold" style:font-weight-asian="bold" style:font-weight-complex="600" fo:hyphenate="true"/>
    </style:style>
    <style:style style:name="ce19" style:family="table-cell" style:parent-style-name="Default" style:data-style-name="N100">
      <style:table-cell-properties fo:border-bottom="1.76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12pt" fo:font-weight="bold" style:font-weight-asian="bold" style:font-weight-complex="600" fo:hyphenate="true"/>
    </style:style>
    <style:style style:name="ce2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bold" style:font-weight-asian="bold" style:font-weight-complex="600" fo:hyphenate="true"/>
    </style:style>
    <style:style style:name="ce20" style:family="table-cell" style:parent-style-name="Default" style:data-style-name="N104">
      <style:table-cell-properties fo:background-color="#99cccc" style:text-align-source="fix" style:repeat-content="false" fo:wrap-option="wrap" fo:border="1.76pt solid #000000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21" style:family="table-cell" style:parent-style-name="Default" style:data-style-name="N104">
      <style:table-cell-properties fo:background-color="#ff8080" style:text-align-source="fix" style:repeat-content="false" fo:wrap-option="wrap" fo:border="1.76pt solid #000000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22" style:family="table-cell" style:parent-style-name="Default" style:data-style-name="N104">
      <style:table-cell-properties fo:background-color="#66ff66" style:text-align-source="fix" style:repeat-content="false" fo:wrap-option="wrap" fo:border="1.76pt solid #000000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23" style:family="table-cell" style:parent-style-name="Default" style:data-style-name="N10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10pt" fo:font-weight="normal" style:font-weight-asian="normal" style:font-weight-complex="normal" fo:hyphenate="true"/>
    </style:style>
    <style:style style:name="ce2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style:text-position="" fo:font-size="8pt" fo:font-weight="bold" style:font-weight-asian="bold" style:font-weight-complex="bold" fo:hyphenate="true"/>
    </style:style>
    <style:style style:name="ce25" style:family="table-cell" style:parent-style-name="Default" style:data-style-name="N100">
      <style:table-cell-properties fo:border-bottom="0.74pt solid #000000" fo:background-color="#99cccc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style:text-position="" fo:font-size="10pt" fo:font-weight="bold" style:font-weight-asian="bold" style:font-weight-complex="bold" fo:hyphenate="true"/>
    </style:style>
    <style:style style:name="ce26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style:text-position="" fo:font-size="10pt" fo:font-weight="bold" style:font-weight-asian="bold" style:font-weight-complex="bold" fo:hyphenate="true"/>
    </style:style>
    <style:style style:name="ce27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style:text-position="" fo:font-size="10pt" fo:font-weight="bold" style:font-weight-asian="bold" style:font-weight-complex="bold" fo:hyphenate="true"/>
    </style:style>
    <style:style style:name="ce28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style:text-position="" fo:font-size="10pt" fo:font-weight="bold" style:font-weight-asian="bold" style:font-weight-complex="bold" fo:hyphenate="true"/>
    </style:style>
    <style:style style:name="ce29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style:text-position="" fo:font-size="10pt" fo:font-weight="bold" style:font-weight-asian="bold" style:font-weight-complex="bold" fo:hyphenate="true"/>
    </style:style>
    <style:style style:name="ce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12pt" fo:font-weight="normal" style:font-weight-asian="normal" style:font-weight-complex="normal" fo:hyphenate="true"/>
    </style:style>
    <style:style style:name="ce30" style:family="table-cell" style:parent-style-name="Default" style:data-style-name="N100">
      <style:table-cell-properties fo:border-bottom="1.76pt solid #000000" fo:background-color="#66ff66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style:text-position="" fo:font-size="10pt" fo:font-weight="bold" style:font-weight-asian="bold" style:font-weight-complex="bold" fo:hyphenate="true"/>
    </style:style>
    <style:style style:name="ce31" style:family="table-cell" style:parent-style-name="Default" style:data-style-name="N113">
      <style:table-cell-properties fo:border-bottom="0.74pt solid #000000" fo:background-color="#99cccc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32" style:family="table-cell" style:parent-style-name="Default" style:data-style-name="N113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33" style:family="table-cell" style:parent-style-name="Default" style:data-style-name="N113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34" style:family="table-cell" style:parent-style-name="Default" style:data-style-name="N113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35" style:family="table-cell" style:parent-style-name="Default" style:data-style-name="N113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36" style:family="table-cell" style:parent-style-name="Default" style:data-style-name="N113">
      <style:table-cell-properties fo:border-bottom="1.76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37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bold" style:font-weight-asian="bold" style:font-weight-complex="600" fo:hyphenate="false"/>
    </style:style>
    <style:style style:name="ce38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bold" style:font-weight-asian="bold" style:font-weight-complex="bold" fo:hyphenate="false"/>
    </style:style>
    <style:style style:name="ce39" style:family="table-cell" style:parent-style-name="Default">
      <style:table-cell-properties fo:background-color="#99cccc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position="" fo:font-size="18pt" fo:font-weight="normal" style:font-weight-asian="normal" style:font-weight-complex="normal" fo:hyphenate="true"/>
    </style:style>
    <style:style style:name="ce40" style:family="table-cell" style:parent-style-name="Default">
      <style:table-cell-properties fo:border-bottom="none" fo:background-color="#99cccc" fo:border-left="1.76pt solid #000000" fo:border-right="1.76pt solid #000000" fo:border-top="1.76pt solid #000000"/>
      <style:text-properties style:text-position=""/>
    </style:style>
    <style:style style:name="ce41" style:family="table-cell" style:parent-style-name="Default" style:data-style-name="N104">
      <style:table-cell-properties fo:border-bottom="none" fo:background-color="#ff8080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style:text-position="" fo:font-size="8pt" fo:font-weight="normal" style:font-weight-asian="normal" style:font-weight-complex="normal" fo:hyphenate="true"/>
    </style:style>
    <style:style style:name="ce42" style:family="table-cell" style:parent-style-name="Default">
      <style:table-cell-properties fo:border-bottom="1.76pt solid #000000" fo:background-color="#66ff66" fo:border-left="1.76pt solid #000000" fo:border-right="1.76pt solid #000000" fo:border-top="none"/>
      <style:text-properties style:text-position=""/>
    </style:style>
    <style:style style:name="ce43" style:family="table-cell" style:parent-style-name="Default">
      <style:table-cell-properties fo:background-color="#66ff66"/>
      <style:text-properties style:text-position=""/>
    </style:style>
    <style:style style:name="ce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style:text-position="" fo:font-size="8pt" fo:font-weight="bold" style:font-weight-asian="bold" style:font-weight-complex="bold" fo:hyphenate="true"/>
    </style:style>
    <style:style style:name="ce6" style:family="table-cell" style:parent-style-name="Default" style:data-style-name="N100">
      <style:table-cell-properties fo:background-color="#99cccc" style:text-align-source="fix" style:repeat-content="false" fo:wrap-option="wrap" fo:border="1.76pt solid #000000" style:vertical-align="middle"/>
      <style:paragraph-properties fo:text-align="center"/>
      <style:text-properties style:text-position="" fo:font-size="18pt" fo:font-weight="normal" style:font-weight-asian="normal" style:font-weight-complex="normal" fo:hyphenate="false"/>
    </style:style>
    <style:style style:name="ce7" style:family="table-cell" style:parent-style-name="Default" style:data-style-name="N100">
      <style:table-cell-properties fo:background-color="#ff8080" style:text-align-source="fix" style:repeat-content="false" fo:wrap-option="wrap" fo:border="1.76pt solid #000000" style:vertical-align="middle"/>
      <style:paragraph-properties fo:text-align="center"/>
      <style:text-properties style:text-position="" fo:font-size="18pt" fo:font-weight="normal" style:font-weight-asian="normal" style:font-weight-complex="normal" fo:hyphenate="false"/>
    </style:style>
    <style:style style:name="ce8" style:family="table-cell" style:parent-style-name="Default">
      <style:table-cell-properties fo:background-color="#ff8080"/>
      <style:text-properties style:text-position=""/>
    </style:style>
    <style:style style:name="ce9" style:family="table-cell" style:parent-style-name="Default" style:data-style-name="N100">
      <style:table-cell-properties fo:background-color="#66ff66" style:text-align-source="fix" style:repeat-content="false" fo:wrap-option="wrap" fo:border="1.76pt solid #000000" style:vertical-align="middle"/>
      <style:paragraph-properties fo:text-align="center"/>
      <style:text-properties style:text-position="" fo:font-size="18pt" fo:font-weight="normal" style:font-weight-asian="normal" style:font-weight-complex="normal" fo:hyphenate="false"/>
    </style:style>
    <style:style style:name="ce5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weight-asian="bold" style:font-weight-complex="600"/>
    </style:style>
    <style:style style:name="ce53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true"/>
    </style:style>
    <style:style style:name="ce54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normal" style:font-weight-asian="normal" style:font-weight-complex="normal" fo:hyphenate="true"/>
    </style:style>
    <style:style style:name="ce55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8pt" fo:font-weight="normal" style:font-weight-asian="normal" style:font-weight-complex="normal" fo:hyphenate="true"/>
    </style:style>
    <style:style style:name="ce56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57" style:family="table-cell" style:parent-style-name="Default" style:data-style-name="N100">
      <style:table-cell-properties fo:background-color="#99cccc"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58" style:family="table-cell" style:parent-style-name="Default" style:data-style-name="N100">
      <style:table-cell-properties fo:background-color="#ff8080"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59" style:family="table-cell" style:parent-style-name="Default">
      <style:table-cell-properties fo:background-color="#ff8080"/>
    </style:style>
    <style:style style:name="ce60" style:family="table-cell" style:parent-style-name="Default" style:data-style-name="N100">
      <style:table-cell-properties fo:background-color="#66ff66" style:text-align-source="fix" style:repeat-content="false" fo:wrap-option="wrap" fo:border="1.76pt solid #000000" style:vertical-align="middle"/>
      <style:paragraph-properties fo:text-align="center"/>
      <style:text-properties fo:font-size="18pt" fo:font-weight="normal" style:font-weight-asian="normal" style:font-weight-complex="normal" fo:hyphenate="false"/>
    </style:style>
    <style:style style:name="ce61" style:family="table-cell" style:parent-style-name="Default" style:data-style-name="N100">
      <style:table-cell-properties fo:border-bottom="0.74pt solid #000000" fo:background-color="#99cccc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62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63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6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000000"/>
    </style:style>
    <style:style style:name="ce67" style:family="table-cell" style:parent-style-name="Default" style:data-style-name="N100">
      <style:table-cell-properties fo:border-bottom="0.74pt solid #000000" fo:background-color="#eeeee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4pt"/>
    </style:style>
    <style:style style:name="ce68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69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70" style:family="table-cell" style:parent-style-name="Default" style:data-style-name="N100">
      <style:table-cell-properties fo:border-bottom="1.76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 style:font-weight-asian="bold" style:font-weight-complex="600" fo:hyphenate="true"/>
    </style:style>
    <style:style style:name="ce71" style:family="table-cell" style:parent-style-name="Default" style:data-style-name="N104">
      <style:table-cell-properties fo:background-color="#99cccc"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72" style:family="table-cell" style:parent-style-name="Default" style:data-style-name="N104">
      <style:table-cell-properties fo:background-color="#ff8080"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73" style:family="table-cell" style:parent-style-name="Default" style:data-style-name="N104">
      <style:table-cell-properties fo:background-color="#66ff66" style:text-align-source="fix" style:repeat-content="false" fo:wrap-option="wrap" fo:border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74" style:family="table-cell" style:parent-style-name="Default" style:data-style-name="N104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0pt" fo:font-weight="normal" style:font-weight-asian="normal" style:font-weight-complex="normal" fo:hyphenate="true"/>
    </style:style>
    <style:style style:name="ce75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8pt" fo:font-weight="bold" style:font-weight-asian="bold" style:font-weight-complex="bold" fo:hyphenate="true"/>
    </style:style>
    <style:style style:name="ce76" style:family="table-cell" style:parent-style-name="Default" style:data-style-name="N100">
      <style:table-cell-properties fo:border-bottom="0.74pt solid #000000" fo:background-color="#99cccc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77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78" style:family="table-cell" style:parent-style-name="Default" style:data-style-name="N100">
      <style:table-cell-properties fo:border-bottom="0.74pt solid #000000" fo:background-color="#ff8080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79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1.76pt solid #000000" fo:border-top="1.76pt solid #000000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80" style:family="table-cell" style:parent-style-name="Default" style:data-style-name="N100">
      <style:table-cell-properties fo:border-bottom="0.74pt solid #000000" fo:background-color="#66ff66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81" style:family="table-cell" style:parent-style-name="Default" style:data-style-name="N100">
      <style:table-cell-properties fo:border-bottom="1.76pt solid #000000" fo:background-color="#66ff66" style:text-align-source="fix" style:repeat-content="false" fo:wrap-option="wrap" fo:border-left="0.74pt solid #000000" fo:border-right="1.76pt solid #000000" fo:border-top="none" style:vertical-align="middle"/>
      <style:paragraph-properties fo:text-align="center"/>
      <style:text-properties fo:font-size="10pt" fo:font-weight="bold" style:font-weight-asian="bold" style:font-weight-complex="bold" fo:hyphenate="true"/>
    </style:style>
    <style:style style:name="ce82" style:family="table-cell" style:parent-style-name="Default" style:data-style-name="N113">
      <style:table-cell-properties fo:border-bottom="0.74pt solid #000000" fo:background-color="#99cccc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83" style:family="table-cell" style:parent-style-name="Default" style:data-style-name="N113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84" style:family="table-cell" style:parent-style-name="Default" style:data-style-name="N113">
      <style:table-cell-properties fo:border-bottom="0.74pt solid #000000" fo:background-color="#ff808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85" style:family="table-cell" style:parent-style-name="Default" style:data-style-name="N113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1.76pt solid #000000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86" style:family="table-cell" style:parent-style-name="Default" style:data-style-name="N113">
      <style:table-cell-properties fo:border-bottom="0.74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87" style:family="table-cell" style:parent-style-name="Default" style:data-style-name="N113">
      <style:table-cell-properties fo:border-bottom="1.76pt solid #000000" fo:background-color="#66ff66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88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600" fo:hyphenate="false"/>
    </style:style>
    <style:style style:name="ce89" style:family="table-cell" style:parent-style-name="Default" style:data-style-name="N10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8pt" fo:font-weight="bold" style:font-weight-asian="bold" style:font-weight-complex="bold" fo:hyphenate="false"/>
    </style:style>
    <style:style style:name="ce90" style:family="table-cell" style:parent-style-name="Default">
      <style:table-cell-properties fo:background-color="#99cccc"/>
    </style:style>
    <style:style style:name="ce91" style:family="table-cell" style:parent-style-name="Default">
      <style:table-cell-properties fo:border-bottom="none" fo:background-color="#99cccc" fo:border-left="1.76pt solid #000000" fo:border-right="1.76pt solid #000000" fo:border-top="1.76pt solid #000000"/>
    </style:style>
    <style:style style:name="ce92" style:family="table-cell" style:parent-style-name="Default" style:data-style-name="N104">
      <style:table-cell-properties fo:border-bottom="none" fo:background-color="#ff8080" style:text-align-source="fix" style:repeat-content="false" fo:wrap-option="wrap" fo:border-left="1.76pt solid #000000" fo:border-right="1.76pt solid #000000" fo:border-top="none" style:vertical-align="middle"/>
      <style:paragraph-properties fo:text-align="center"/>
      <style:text-properties fo:font-size="8pt" fo:font-weight="normal" style:font-weight-asian="normal" style:font-weight-complex="normal" fo:hyphenate="true"/>
    </style:style>
    <style:style style:name="ce93" style:family="table-cell" style:parent-style-name="Default">
      <style:table-cell-properties fo:border-bottom="1.76pt solid #000000" fo:background-color="#66ff66" fo:border-left="1.76pt solid #000000" fo:border-right="1.76pt solid #000000" fo:border-top="none"/>
    </style:style>
    <style:style style:name="ce94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Custos com os recursos humanos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ID do Recurso</text:p>
          </table:table-cell>
          <table:table-cell table:style-name="ce2" office:value-type="string" calcext:value-type="string">
            <text:p>Cargo</text:p>
          </table:table-cell>
          <table:table-cell table:style-name="ce2" office:value-type="string" calcext:value-type="string">
            <text:p>Salário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Custo por hora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table:style-name="ce13" office:value-type="string" calcext:value-type="string">
            <text:p>Gestor de Projetos</text:p>
          </table:table-cell>
          <table:table-cell table:style-name="ce23" office:value-type="currency" office:currency="BRL" office:value="13034" calcext:value-type="currency">
            <text:p>R$ 13.034,00</text:p>
          </table:table-cell>
          <table:table-cell table:style-name="ce23" table:formula="of:=[.D4]*2" office:value-type="currency" office:currency="BRL" office:value="26068" calcext:value-type="currency">
            <text:p>R$ 26.068,00</text:p>
          </table:table-cell>
          <table:table-cell table:style-name="ce23" table:formula="of:=[.E4]/176" office:value-type="currency" office:currency="BRL" office:value="148.113636363636" calcext:value-type="currency">
            <text:p>R$ 148,11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B</text:p>
          </table:table-cell>
          <table:table-cell table:style-name="ce14" office:value-type="string" calcext:value-type="string">
            <text:p>Admin. de Banco de Dados</text:p>
          </table:table-cell>
          <table:table-cell table:style-name="ce23" office:value-type="currency" office:currency="BRL" office:value="6740" calcext:value-type="currency">
            <text:p>R$ 6.740,00</text:p>
          </table:table-cell>
          <table:table-cell table:style-name="ce23" table:formula="of:=[.D5]*2" office:value-type="currency" office:currency="BRL" office:value="13480" calcext:value-type="currency">
            <text:p>R$ 13.480,00</text:p>
          </table:table-cell>
          <table:table-cell table:style-name="ce23" table:formula="of:=[.E5]/176" office:value-type="currency" office:currency="BRL" office:value="76.5909090909091" calcext:value-type="currency">
            <text:p>R$ 76,5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C</text:p>
          </table:table-cell>
          <table:table-cell table:style-name="ce14" office:value-type="string" calcext:value-type="string">
            <text:p>Programador WEB</text:p>
          </table:table-cell>
          <table:table-cell table:style-name="ce23" table:formula="of:=2261" office:value-type="currency" office:currency="BRL" office:value="2261" calcext:value-type="currency">
            <text:p>R$ 2.261,00</text:p>
          </table:table-cell>
          <table:table-cell table:style-name="ce23" table:formula="of:=[.D6]*2" office:value-type="currency" office:currency="BRL" office:value="4522" calcext:value-type="currency">
            <text:p>R$ 4.522,00</text:p>
          </table:table-cell>
          <table:table-cell table:style-name="ce23" table:formula="of:=[.E6]/176" office:value-type="currency" office:currency="BRL" office:value="25.6931818181818" calcext:value-type="currency">
            <text:p>R$ 25,69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D</text:p>
          </table:table-cell>
          <table:table-cell table:style-name="ce14" office:value-type="string" calcext:value-type="string">
            <text:p>Programador JavaScript</text:p>
          </table:table-cell>
          <table:table-cell table:style-name="ce23" table:formula="of:=5500" office:value-type="currency" office:currency="BRL" office:value="5500" calcext:value-type="currency">
            <text:p>R$ 5.500,00</text:p>
          </table:table-cell>
          <table:table-cell table:style-name="ce23" table:formula="of:=[.D7]*2" office:value-type="currency" office:currency="BRL" office:value="11000" calcext:value-type="currency">
            <text:p>R$ 11.000,00</text:p>
          </table:table-cell>
          <table:table-cell table:style-name="ce23" table:formula="of:=[.E7]/176" office:value-type="currency" office:currency="BRL" office:value="62.5" calcext:value-type="currency">
            <text:p>R$ 62,50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15" office:value-type="string" calcext:value-type="string">
            <text:p>Analista de Qualidade</text:p>
          </table:table-cell>
          <table:table-cell table:style-name="ce23" table:formula="of:=4711.05" office:value-type="currency" office:currency="BRL" office:value="4711.05" calcext:value-type="currency">
            <text:p>R$ 4.711,05</text:p>
          </table:table-cell>
          <table:table-cell table:style-name="ce23" table:formula="of:=[.D8]*2" office:value-type="currency" office:currency="BRL" office:value="9422.1" calcext:value-type="currency">
            <text:p>R$ 9.422,10</text:p>
          </table:table-cell>
          <table:table-cell table:style-name="ce23" table:formula="of:=[.E8]/176" office:value-type="currency" office:currency="BRL" office:value="53.5346590909091" calcext:value-type="currency">
            <text:p>R$ 53,5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15" office:value-type="string" calcext:value-type="string">
            <text:p>Analista de Teste</text:p>
          </table:table-cell>
          <table:table-cell table:style-name="ce23" office:value-type="currency" office:currency="BRL" office:value="4000" calcext:value-type="currency">
            <text:p>R$ 4.000,00</text:p>
          </table:table-cell>
          <table:table-cell table:style-name="ce23" table:formula="of:=[.D9]*2" office:value-type="currency" office:currency="BRL" office:value="8000" calcext:value-type="currency">
            <text:p>R$ 8.000,00</text:p>
          </table:table-cell>
          <table:table-cell table:style-name="ce23" table:formula="of:=[.E9]/176" office:value-type="currency" office:currency="BRL" office:value="45.4545454545455" calcext:value-type="currency">
            <text:p>R$ 45,45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11" table:number-rows-spanned="1">
            <text:p>Distribuição em horas</text:p>
          </table:table-cell>
          <table:covered-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1" table:number-rows-spanned="2">
            <text:p>ID da Atividade</text:p>
          </table:table-cell>
          <table:table-cell table:style-name="ce24" office:value-type="string" calcext:value-type="string" table:number-columns-spanned="1" table:number-rows-spanned="2">
            <text:p>Predecessora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38" office:value-type="string" calcext:value-type="string" table:number-columns-spanned="1" table:number-rows-spanned="2">
            <text:p>Custo por atividade</text:p>
          </table:table-cell>
          <table:table-cell table:style-name="ce38" office:value-type="string" calcext:value-type="string" table:number-columns-spanned="1" table:number-rows-spanned="2">
            <text:p>Custo por Fase</text:p>
          </table:table-cell>
        </table:table-row>
        <table:table-row table:style-name="ro1">
          <table:table-cell/>
          <table:covered-table-cell table:number-columns-repeated="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" table:number-rows-spanned="18">
            <text:p>1</text:p>
          </table:table-cell>
          <table:table-cell table:style-name="ce16" office:value-type="string" calcext:value-type="string" table:number-columns-spanned="10" table:number-rows-spanned="1">
            <text:p>Fase: Planej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10" office:value-type="string" calcext:value-type="string">
            <text:p>1</text:p>
          </table:table-cell>
          <table:table-cell table:style-name="ce25"/>
          <table:table-cell table:style-name="ce31" table:formula="of:=8" office:value-type="float" office:value="8" calcext:value-type="float">
            <text:p>8</text:p>
          </table:table-cell>
          <table:table-cell table:style-name="ce31" table:number-columns-repeated="5"/>
          <table:table-cell table:style-name="ce20" table:formula="of:=([.E16]*[.F4])+([.F16]*[.F5])+([.G16]*[.F6])+([.H16]*[.F7])+([.I16]*[.F8])+([.J16]*[.F9])" office:value-type="currency" office:currency="BRL" office:value="1184.90909090909" calcext:value-type="currency">
            <text:p>R$ 1.184,91</text:p>
          </table:table-cell>
          <table:table-cell table:style-name="ce20" table:formula="of:=[.K16]+[.K17]+[.K18]+[.K19]+[.K20]" office:value-type="currency" office:currency="BRL" office:value="3703.95795454545" calcext:value-type="currency" table:number-columns-spanned="1" table:number-rows-spanned="5">
            <text:p>R$ 3.703,96</text:p>
          </table:table-cell>
        </table:table-row>
        <table:table-row table:style-name="ro1">
          <table:table-cell/>
          <table:covered-table-cell/>
          <table:table-cell table:style-name="ce10" office:value-type="string" calcext:value-type="string">
            <text:p>2</text:p>
          </table:table-cell>
          <table:table-cell table:style-name="ce25" office:value-type="string" calcext:value-type="string">
            <text:p>1</text:p>
          </table:table-cell>
          <table:table-cell table:style-name="ce31" table:formula="of:=8" office:value-type="float" office:value="8" calcext:value-type="float">
            <text:p>8</text:p>
          </table:table-cell>
          <table:table-cell table:style-name="ce31" table:number-columns-repeated="5"/>
          <table:table-cell table:style-name="ce20" table:formula="of:=([.E17]*[.F4])+([.F17]*[.F5])+([.G17]*[.F6])+([.H17]*[.F7])+([.I17]*[.F8])+([.J17]*[.F9])" office:value-type="currency" office:currency="BRL" office:value="1184.90909090909" calcext:value-type="currency">
            <text:p>R$ 1.184,91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0" office:value-type="string" calcext:value-type="string">
            <text:p>3</text:p>
          </table:table-cell>
          <table:table-cell table:style-name="ce25" office:value-type="string" calcext:value-type="string">
            <text:p>2</text:p>
          </table:table-cell>
          <table:table-cell table:number-columns-repeated="6" table:style-name="ce31" office:value-type="float" office:value="2" calcext:value-type="float">
            <text:p>2</text:p>
          </table:table-cell>
          <table:table-cell table:style-name="ce20" table:formula="of:=([.E18]*[.F4])+([.F18]*[.F5])+([.G18]*[.F6])+([.H18]*[.F7])+([.I18]*[.F8])+([.J18]*[.F9])" office:value-type="currency" office:currency="BRL" office:value="823.773863636363" calcext:value-type="currency">
            <text:p>R$ 823,77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0" office:value-type="string" calcext:value-type="string">
            <text:p>4</text:p>
          </table:table-cell>
          <table:table-cell table:style-name="ce25" office:value-type="string" calcext:value-type="string">
            <text:p>3</text:p>
          </table:table-cell>
          <table:table-cell table:style-name="ce31" table:number-columns-repeated="4"/>
          <table:table-cell table:style-name="ce31" office:value-type="float" office:value="4" calcext:value-type="float">
            <text:p>4</text:p>
          </table:table-cell>
          <table:table-cell table:style-name="ce31"/>
          <table:table-cell table:style-name="ce20" table:formula="of:=([.E19]*[.F4])+([.F19]*[.F5])+([.G19]*[.F6])+([.H19]*[.F7])+([.I19]*[.F8])+([.J19]*[.F9])" office:value-type="currency" office:currency="BRL" office:value="214.138636363636" calcext:value-type="currency">
            <text:p>R$ 214,14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0" office:value-type="string" calcext:value-type="string">
            <text:p>5</text:p>
          </table:table-cell>
          <table:table-cell table:style-name="ce25" office:value-type="string" calcext:value-type="string">
            <text:p>4</text:p>
          </table:table-cell>
          <table:table-cell table:style-name="ce31" table:formula="of:=2" office:value-type="float" office:value="2" calcext:value-type="float">
            <text:p>2</text:p>
          </table:table-cell>
          <table:table-cell table:style-name="ce31" table:number-columns-repeated="5"/>
          <table:table-cell table:style-name="ce20" table:formula="of:=([.E20]*[.F4])+([.F20]*[.F5])+([.G20]*[.F6])+([.H20]*[.F7])+([.I20]*[.F8])+([.J20]*[.F9])" office:value-type="currency" office:currency="BRL" office:value="296.227272727272" calcext:value-type="currency">
            <text:p>R$ 296,23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6" office:value-type="string" calcext:value-type="string" table:number-columns-spanned="10" table:number-rows-spanned="1">
            <text:p>Fase: Elabora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10" office:value-type="string" calcext:value-type="string">
            <text:p>1</text:p>
          </table:table-cell>
          <table:table-cell table:style-name="ce25"/>
          <table:table-cell table:style-name="ce31" table:formula="of:=8" office:value-type="float" office:value="8" calcext:value-type="float">
            <text:p>8</text:p>
          </table:table-cell>
          <table:table-cell table:style-name="ce31" table:number-columns-repeated="5"/>
          <table:table-cell table:style-name="ce20" table:formula="of:=([.E22]*[.F4])+([.F22]*[.F5])+([.G22]*[.F6])+([.H22]*[.F7])+([.I22]*[.F8])+([.J22]*[.F9])" office:value-type="currency" office:currency="BRL" office:value="1184.90909090909" calcext:value-type="currency">
            <text:p>R$ 1.184,91</text:p>
          </table:table-cell>
          <table:table-cell table:style-name="ce20" table:formula="of:=[.K22]+[.K23]+[.K24]+[.K25]+[.K26]" office:value-type="currency" office:currency="BRL" office:value="6434.91136363636" calcext:value-type="currency" table:number-columns-spanned="1" table:number-rows-spanned="5">
            <text:p>R$ 6.434,91</text:p>
          </table:table-cell>
        </table:table-row>
        <table:table-row table:style-name="ro1">
          <table:table-cell/>
          <table:covered-table-cell/>
          <table:table-cell table:style-name="ce10" office:value-type="string" calcext:value-type="string">
            <text:p>2</text:p>
          </table:table-cell>
          <table:table-cell table:style-name="ce25" office:value-type="string" calcext:value-type="string">
            <text:p>1</text:p>
          </table:table-cell>
          <table:table-cell table:style-name="ce31" table:formula="of:=8*2" office:value-type="float" office:value="16" calcext:value-type="float">
            <text:p>16</text:p>
          </table:table-cell>
          <table:table-cell table:style-name="ce31" table:number-columns-repeated="5"/>
          <table:table-cell table:style-name="ce20" table:formula="of:=([.E23]*[.F4])+([.F23]*[.F5])+([.G23]*[.F6])+([.H23]*[.F7])+([.I23]*[.F8])+([.J23]*[.F9])" office:value-type="currency" office:currency="BRL" office:value="2369.81818181818" calcext:value-type="currency">
            <text:p>R$ 2.369,82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0" office:value-type="string" calcext:value-type="string">
            <text:p>3</text:p>
          </table:table-cell>
          <table:table-cell table:style-name="ce25" office:value-type="string" calcext:value-type="string">
            <text:p>2</text:p>
          </table:table-cell>
          <table:table-cell table:style-name="ce31" table:formula="of:=8*2" office:value-type="float" office:value="16" calcext:value-type="float">
            <text:p>16</text:p>
          </table:table-cell>
          <table:table-cell table:style-name="ce31" table:number-columns-repeated="5"/>
          <table:table-cell table:style-name="ce20" table:formula="of:=([.E24]*[.F4])+([.F24]*[.F5])+([.G24]*[.F6])+([.H24]*[.F7])+([.I24]*[.F8])+([.J24]*[.F9])" office:value-type="currency" office:currency="BRL" office:value="2369.81818181818" calcext:value-type="currency">
            <text:p>R$ 2.369,82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0" office:value-type="string" calcext:value-type="string">
            <text:p>4</text:p>
          </table:table-cell>
          <table:table-cell table:style-name="ce25" office:value-type="string" calcext:value-type="string">
            <text:p>3</text:p>
          </table:table-cell>
          <table:table-cell table:style-name="ce31" table:number-columns-repeated="4"/>
          <table:table-cell table:style-name="ce31" table:formula="of:=4" office:value-type="float" office:value="4" calcext:value-type="float">
            <text:p>4</text:p>
          </table:table-cell>
          <table:table-cell table:style-name="ce31"/>
          <table:table-cell table:style-name="ce20" table:formula="of:=([.E25]*[.F4])+([.F25]*[.F5])+([.G25]*[.F6])+([.H25]*[.F7])+([.I25]*[.F8])+([.J25]*[.F9])" office:value-type="currency" office:currency="BRL" office:value="214.138636363636" calcext:value-type="currency">
            <text:p>R$ 214,14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0" office:value-type="string" calcext:value-type="string">
            <text:p>5</text:p>
          </table:table-cell>
          <table:table-cell table:style-name="ce25" office:value-type="string" calcext:value-type="string">
            <text:p>4</text:p>
          </table:table-cell>
          <table:table-cell table:style-name="ce31" table:formula="of:=2" office:value-type="float" office:value="2" calcext:value-type="float">
            <text:p>2</text:p>
          </table:table-cell>
          <table:table-cell table:style-name="ce31" table:number-columns-repeated="5"/>
          <table:table-cell table:style-name="ce20" table:formula="of:=([.E26]*[.F4])+([.F26]*[.F5])+([.G26]*[.F6])+([.H26]*[.F7])+([.I26]*[.F8])+([.J26]*[.F9])" office:value-type="currency" office:currency="BRL" office:value="296.227272727272" calcext:value-type="currency">
            <text:p>R$ 296,23</text:p>
          </table:table-cell>
          <table:covered-table-cell table:style-name="ce39"/>
        </table:table-row>
        <table:table-row table:style-name="ro1">
          <table:table-cell/>
          <table:covered-table-cell/>
          <table:table-cell table:style-name="ce16" office:value-type="string" calcext:value-type="string" table:number-columns-spanned="10" table:number-rows-spanned="1">
            <text:p>Fase: Construçã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10" office:value-type="string" calcext:value-type="string">
            <text:p>1</text:p>
          </table:table-cell>
          <table:table-cell table:style-name="ce25"/>
          <table:table-cell table:style-name="ce31"/>
          <table:table-cell table:style-name="ce31" table:formula="of:=4" office:value-type="float" office:value="4" calcext:value-type="float">
            <text:p>4</text:p>
          </table:table-cell>
          <table:table-cell table:style-name="ce31" table:formula="of:=4" office:value-type="float" office:value="4" calcext:value-type="float">
            <text:p>4</text:p>
          </table:table-cell>
          <table:table-cell table:style-name="ce31" table:number-columns-repeated="3"/>
          <table:table-cell table:style-name="ce20" table:formula="of:=([.E28]*[.F4])+([.F28]*[.F5])+([.G28]*[.F6])+([.H28]*[.F7])+([.I28]*[.F8])+([.J28]*[.F9])" office:value-type="currency" office:currency="BRL" office:value="409.136363636364" calcext:value-type="currency">
            <text:p>R$ 409,14</text:p>
          </table:table-cell>
          <table:table-cell table:style-name="ce40" table:number-columns-spanned="1" table:number-rows-spanned="5"/>
        </table:table-row>
        <table:table-row table:style-name="ro1">
          <table:table-cell/>
          <table:covered-table-cell/>
          <table:table-cell table:style-name="ce10" office:value-type="string" calcext:value-type="string">
            <text:p>2.1</text:p>
          </table:table-cell>
          <table:table-cell table:style-name="ce25" office:value-type="string" calcext:value-type="string">
            <text:p>1</text:p>
          </table:table-cell>
          <table:table-cell table:style-name="ce31"/>
          <table:table-cell table:style-name="ce31" table:formula="of:=(8*9)+6" office:value-type="float" office:value="78" calcext:value-type="float">
            <text:p>78</text:p>
          </table:table-cell>
          <table:table-cell table:style-name="ce31" table:number-columns-repeated="4"/>
          <table:table-cell table:style-name="ce20" table:formula="of:=([.E29]*[.F4])+([.F29]*[.F5])+([.G29]*[.F6])+([.H29]*[.F7])+([.I29]*[.F8])+([.J29]*[.F9])" office:value-type="currency" office:currency="BRL" office:value="5974.09090909091" calcext:value-type="currency">
            <text:p>R$ 5.974,09</text:p>
          </table:table-cell>
          <table:covered-table-cell/>
        </table:table-row>
        <table:table-row table:style-name="ro1">
          <table:table-cell/>
          <table:covered-table-cell/>
          <table:table-cell table:style-name="ce10" office:value-type="string" calcext:value-type="string">
            <text:p>2.2</text:p>
          </table:table-cell>
          <table:table-cell table:style-name="ce25" office:value-type="string" calcext:value-type="string">
            <text:p>1</text:p>
          </table:table-cell>
          <table:table-cell table:style-name="ce31" table:number-columns-repeated="3"/>
          <table:table-cell table:style-name="ce31" table:formula="of:=8*2" office:value-type="float" office:value="16" calcext:value-type="float">
            <text:p>16</text:p>
          </table:table-cell>
          <table:table-cell table:style-name="ce31" table:number-columns-repeated="2"/>
          <table:table-cell table:style-name="ce20" table:formula="of:=([.E30]*[.F4])+([.F30]*[.F5])+([.G30]*[.F6])+([.H30]*[.F7])+([.I30]*[.F8])+([.J30]*[.F9])" office:value-type="currency" office:currency="BRL" office:value="1000" calcext:value-type="currency">
            <text:p>R$ 1.000,00</text:p>
          </table:table-cell>
          <table:covered-table-cell/>
        </table:table-row>
        <table:table-row table:style-name="ro1">
          <table:table-cell/>
          <table:covered-table-cell/>
          <table:table-cell table:style-name="ce10" office:value-type="string" calcext:value-type="string">
            <text:p>2.3</text:p>
          </table:table-cell>
          <table:table-cell table:style-name="ce25" office:value-type="string" calcext:value-type="string">
            <text:p>1</text:p>
          </table:table-cell>
          <table:table-cell table:style-name="ce31" table:number-columns-repeated="2"/>
          <table:table-cell table:style-name="ce31" table:formula="of:=(8*11)+6" office:value-type="float" office:value="94" calcext:value-type="float">
            <text:p>94</text:p>
          </table:table-cell>
          <table:table-cell table:style-name="ce31" table:number-columns-repeated="3"/>
          <table:table-cell table:style-name="ce20" table:formula="of:=([.E31]*[.F4])+([.F31]*[.F5])+([.G31]*[.F6])+([.H31]*[.F7])+([.I31]*[.F8])+([.J31]*[.F9])" office:value-type="currency" office:currency="BRL" office:value="2415.15909090909" calcext:value-type="currency">
            <text:p>R$ 2.415,16</text:p>
          </table:table-cell>
          <table:covered-table-cell/>
        </table:table-row>
        <table:table-row table:style-name="ro1">
          <table:table-cell/>
          <table:covered-table-cell/>
          <table:table-cell table:style-name="ce10" office:value-type="string" calcext:value-type="string">
            <text:p>3</text:p>
          </table:table-cell>
          <table:table-cell table:style-name="ce25"/>
          <table:table-cell table:number-columns-repeated="6" table:style-name="ce31" office:value-type="float" office:value="2" calcext:value-type="float">
            <text:p>2</text:p>
          </table:table-cell>
          <table:table-cell table:style-name="ce20" table:formula="of:=([.E32]*[.F4])+([.F32]*[.F5])+([.G32]*[.F6])+([.H32]*[.F7])+([.I32]*[.F8])+([.J32]*[.F9])" office:value-type="currency" office:currency="BRL" office:value="823.773863636363" calcext:value-type="currency">
            <text:p>R$ 823,77</text:p>
          </table:table-cell>
          <table:covered-table-cell/>
        </table:table-row>
        <table:table-row table:style-name="ro1">
          <table:table-cell/>
          <table:table-cell table:style-name="ce7" office:value-type="string" calcext:value-type="string" table:number-columns-spanned="1" table:number-rows-spanned="7">
            <text:p>2</text:p>
          </table:table-cell>
          <table:table-cell table:style-name="ce17" office:value-type="string" calcext:value-type="string">
            <text:p>2.2</text:p>
          </table:table-cell>
          <table:table-cell table:style-name="ce26" office:value-type="string" calcext:value-type="string">
            <text:p>2.1</text:p>
          </table:table-cell>
          <table:table-cell table:style-name="ce32" table:number-columns-repeated="3"/>
          <table:table-cell table:style-name="ce32" table:formula="of:=(8*14)+6" office:value-type="float" office:value="118" calcext:value-type="float">
            <text:p>118</text:p>
          </table:table-cell>
          <table:table-cell table:style-name="ce32" table:number-columns-repeated="2"/>
          <table:table-cell table:style-name="ce21" table:formula="of:=([.E33]*[.F4])+([.F33]*[.F5])+([.G33]*[.F6])+([.H33]*[.F7])+([.I33]*[.F8])+([.J33]*[.F9])" office:value-type="currency" office:currency="BRL" office:value="7375" calcext:value-type="currency">
            <text:p>R$ 7.375,00</text:p>
          </table:table-cell>
          <table:table-cell table:style-name="ce41" table:formula="of:=[.K28]+[.K29]+[.K30]+[.K31]+[.K32]+[.K33]+[.K34]+[.K35]+[.K36]+[.K37]+[.K38]+[.K39]+[.K40]+[.K41]+[.K42]+[.K43]" office:value-type="currency" office:currency="BRL" office:value="28012.6647727273" calcext:value-type="currency" table:number-columns-spanned="1" table:number-rows-spanned="7">
            <text:p>R$ 28.012,66</text:p>
          </table:table-cell>
        </table:table-row>
        <table:table-row table:style-name="ro1">
          <table:table-cell/>
          <table:covered-table-cell table:style-name="ce8"/>
          <table:table-cell table:style-name="ce11" office:value-type="string" calcext:value-type="string">
            <text:p>2.3</text:p>
          </table:table-cell>
          <table:table-cell table:style-name="ce27" office:value-type="string" calcext:value-type="string">
            <text:p>1</text:p>
          </table:table-cell>
          <table:table-cell table:style-name="ce33" table:number-columns-repeated="2"/>
          <table:table-cell table:style-name="ce33" table:formula="of:=8*2" office:value-type="float" office:value="16" calcext:value-type="float">
            <text:p>16</text:p>
          </table:table-cell>
          <table:table-cell table:style-name="ce33" table:number-columns-repeated="3"/>
          <table:table-cell table:style-name="ce21" table:formula="of:=([.E34]*[.F4])+([.F34]*[.F5])+([.G34]*[.F6])+([.H34]*[.F7])+([.I34]*[.F8])+([.J34]*[.F9])" office:value-type="currency" office:currency="BRL" office:value="411.090909090909" calcext:value-type="currency">
            <text:p>R$ 411,09</text:p>
          </table:table-cell>
          <table:covered-table-cell table:style-name="ce8"/>
        </table:table-row>
        <table:table-row table:style-name="ro1">
          <table:table-cell/>
          <table:covered-table-cell table:style-name="ce8"/>
          <table:table-cell table:style-name="ce11" office:value-type="string" calcext:value-type="string">
            <text:p>4</text:p>
          </table:table-cell>
          <table:table-cell table:style-name="ce27"/>
          <table:table-cell table:number-columns-repeated="6" table:style-name="ce33" office:value-type="float" office:value="2" calcext:value-type="float">
            <text:p>2</text:p>
          </table:table-cell>
          <table:table-cell table:style-name="ce21" table:formula="of:=([.E35]*[.F4])+([.F35]*[.F5])+([.G35]*[.F6])+([.H35]*[.F7])+([.I35]*[.F8])+([.J35]*[.F9])" office:value-type="currency" office:currency="BRL" office:value="823.773863636363" calcext:value-type="currency">
            <text:p>R$ 823,77</text:p>
          </table:table-cell>
          <table:covered-table-cell table:style-name="ce8"/>
        </table:table-row>
        <table:table-row table:style-name="ro1">
          <table:table-cell/>
          <table:covered-table-cell table:style-name="ce8"/>
          <table:table-cell table:style-name="ce11" office:value-type="string" calcext:value-type="string">
            <text:p>5.1</text:p>
          </table:table-cell>
          <table:table-cell table:style-name="ce27" office:value-type="string" calcext:value-type="string">
            <text:p>2</text:p>
          </table:table-cell>
          <table:table-cell table:style-name="ce33" table:number-columns-repeated="5"/>
          <table:table-cell table:style-name="ce33" table:formula="of:=8*4" office:value-type="float" office:value="32" calcext:value-type="float">
            <text:p>32</text:p>
          </table:table-cell>
          <table:table-cell table:style-name="ce21" table:formula="of:=([.E36]*[.F4])+([.F36]*[.F5])+([.G36]*[.F6])+([.H36]*[.F7])+([.I36]*[.F8])+([.J36]*[.F9])" office:value-type="currency" office:currency="BRL" office:value="1454.54545454546" calcext:value-type="currency">
            <text:p>R$ 1.454,55</text:p>
          </table:table-cell>
          <table:covered-table-cell table:style-name="ce8"/>
        </table:table-row>
        <table:table-row table:style-name="ro1">
          <table:table-cell/>
          <table:covered-table-cell table:style-name="ce8"/>
          <table:table-cell table:style-name="ce11" office:value-type="string" calcext:value-type="string">
            <text:p>5.2</text:p>
          </table:table-cell>
          <table:table-cell table:style-name="ce27" office:value-type="string" calcext:value-type="string">
            <text:p>5.1</text:p>
          </table:table-cell>
          <table:table-cell table:style-name="ce33" table:number-columns-repeated="5"/>
          <table:table-cell table:style-name="ce33" table:formula="of:=8*1" office:value-type="float" office:value="8" calcext:value-type="float">
            <text:p>8</text:p>
          </table:table-cell>
          <table:table-cell table:style-name="ce21" table:formula="of:=([.E37]*[.F4])+([.F37]*[.F5])+([.G37]*[.F6])+([.H37]*[.F7])+([.I37]*[.F8])+([.J37]*[.F9])" office:value-type="currency" office:currency="BRL" office:value="363.636363636364" calcext:value-type="currency">
            <text:p>R$ 363,64</text:p>
          </table:table-cell>
          <table:covered-table-cell table:style-name="ce8"/>
        </table:table-row>
        <table:table-row table:style-name="ro1">
          <table:table-cell/>
          <table:covered-table-cell table:style-name="ce8"/>
          <table:table-cell table:style-name="ce11" office:value-type="string" calcext:value-type="string">
            <text:p>7</text:p>
          </table:table-cell>
          <table:table-cell table:style-name="ce27" office:value-type="string" calcext:value-type="string">
            <text:p>5</text:p>
          </table:table-cell>
          <table:table-cell table:style-name="ce33" table:formula="of:=2" office:value-type="float" office:value="2" calcext:value-type="float">
            <text:p>2</text:p>
          </table:table-cell>
          <table:table-cell table:style-name="ce33" table:number-columns-repeated="5"/>
          <table:table-cell table:style-name="ce21" table:formula="of:=([.E38]*[.F4])+([.F38]*[.F5])+([.G38]*[.F6])+([.H38]*[.F7])+([.I38]*[.F8])+([.J38]*[.F9])" office:value-type="currency" office:currency="BRL" office:value="296.227272727272" calcext:value-type="currency">
            <text:p>R$ 296,23</text:p>
          </table:table-cell>
          <table:covered-table-cell table:style-name="ce8"/>
        </table:table-row>
        <table:table-row table:style-name="ro1">
          <table:table-cell/>
          <table:covered-table-cell table:style-name="ce8"/>
          <table:table-cell table:style-name="ce11" office:value-type="string" calcext:value-type="string">
            <text:p>8</text:p>
          </table:table-cell>
          <table:table-cell table:style-name="ce27" office:value-type="string" calcext:value-type="string">
            <text:p>7</text:p>
          </table:table-cell>
          <table:table-cell table:style-name="ce33" table:formula="of:=(8*1)+6" office:value-type="float" office:value="14" calcext:value-type="float">
            <text:p>14</text:p>
          </table:table-cell>
          <table:table-cell table:style-name="ce33" table:number-columns-repeated="5"/>
          <table:table-cell table:style-name="ce21" table:formula="of:=([.E39]*[.F4])+([.F39]*[.F5])+([.G39]*[.F6])+([.H39]*[.F7])+([.I39]*[.F8])+([.J39]*[.F9])" office:value-type="currency" office:currency="BRL" office:value="2073.5909090909" calcext:value-type="currency">
            <text:p>R$ 2.073,59</text:p>
          </table:table-cell>
          <table:covered-table-cell table:style-name="ce8"/>
        </table:table-row>
        <table:table-row table:style-name="ro1">
          <table:table-cell/>
          <table:table-cell table:style-name="ce9" office:value-type="string" calcext:value-type="string" table:number-columns-spanned="1" table:number-rows-spanned="9">
            <text:p>3</text:p>
          </table:table-cell>
          <table:table-cell table:style-name="ce18" office:value-type="string" calcext:value-type="string">
            <text:p>6</text:p>
          </table:table-cell>
          <table:table-cell table:style-name="ce28"/>
          <table:table-cell table:number-columns-repeated="6" table:style-name="ce34" office:value-type="float" office:value="2" calcext:value-type="float">
            <text:p>2</text:p>
          </table:table-cell>
          <table:table-cell table:style-name="ce22" table:formula="of:=([.E40]*[.F4])+([.F40]*[.F5])+([.G40]*[.F6])+([.H40]*[.F7])+([.I40]*[.F8])+([.J40]*[.F9])" office:value-type="currency" office:currency="BRL" office:value="823.773863636363" calcext:value-type="currency">
            <text:p>R$ 823,77</text:p>
          </table:table-cell>
          <table:table-cell table:style-name="ce42" table:number-columns-spanned="1" table:number-rows-spanned="4"/>
        </table:table-row>
        <table:table-row table:style-name="ro1">
          <table:table-cell/>
          <table:covered-table-cell/>
          <table:table-cell table:style-name="ce12" office:value-type="string" calcext:value-type="string">
            <text:p>8</text:p>
          </table:table-cell>
          <table:table-cell table:style-name="ce29" office:value-type="string" calcext:value-type="string">
            <text:p>7</text:p>
          </table:table-cell>
          <table:table-cell table:style-name="ce35" table:formula="of:=(8*2)+6" office:value-type="float" office:value="22" calcext:value-type="float">
            <text:p>22</text:p>
          </table:table-cell>
          <table:table-cell table:style-name="ce35" table:number-columns-repeated="5"/>
          <table:table-cell table:style-name="ce22" table:formula="of:=([.E41]*[.F4])+([.F41]*[.F5])+([.G41]*[.F6])+([.H41]*[.F7])+([.I41]*[.F8])+([.J41]*[.F9])" office:value-type="currency" office:currency="BRL" office:value="3258.49999999999" calcext:value-type="currency">
            <text:p>R$ 3.258,50</text:p>
          </table:table-cell>
          <table:covered-table-cell table:style-name="ce43"/>
        </table:table-row>
        <table:table-row table:style-name="ro1">
          <table:table-cell/>
          <table:covered-table-cell/>
          <table:table-cell table:style-name="ce12" office:value-type="string" calcext:value-type="string">
            <text:p>9</text:p>
          </table:table-cell>
          <table:table-cell table:style-name="ce29" office:value-type="string" calcext:value-type="string">
            <text:p>8</text:p>
          </table:table-cell>
          <table:table-cell table:style-name="ce35" table:number-columns-repeated="4"/>
          <table:table-cell table:style-name="ce35" table:formula="of:=4" office:value-type="float" office:value="4" calcext:value-type="float">
            <text:p>4</text:p>
          </table:table-cell>
          <table:table-cell table:style-name="ce35"/>
          <table:table-cell table:style-name="ce22" table:formula="of:=([.E42]*[.F4])+([.F42]*[.F5])+([.G42]*[.F6])+([.H42]*[.F7])+([.I42]*[.F8])+([.J42]*[.F9])" office:value-type="currency" office:currency="BRL" office:value="214.138636363636" calcext:value-type="currency">
            <text:p>R$ 214,14</text:p>
          </table:table-cell>
          <table:covered-table-cell table:style-name="ce43"/>
        </table:table-row>
        <table:table-row table:style-name="ro1">
          <table:table-cell/>
          <table:covered-table-cell/>
          <table:table-cell table:style-name="ce12" office:value-type="string" calcext:value-type="string">
            <text:p>10</text:p>
          </table:table-cell>
          <table:table-cell table:style-name="ce29" office:value-type="string" calcext:value-type="string">
            <text:p>9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35" table:number-columns-repeated="5"/>
          <table:table-cell table:style-name="ce22" table:formula="of:=([.E43]*[.F4])+([.F43]*[.F5])+([.G43]*[.F6])+([.H43]*[.F7])+([.I43]*[.F8])+([.J43]*[.F9])" office:value-type="currency" office:currency="BRL" office:value="296.227272727272" calcext:value-type="currency">
            <text:p>R$ 296,23</text:p>
          </table:table-cell>
          <table:covered-table-cell table:style-name="ce43"/>
        </table:table-row>
        <table:table-row table:style-name="ro1">
          <table:table-cell/>
          <table:covered-table-cell/>
          <table:table-cell table:style-name="ce16" office:value-type="string" calcext:value-type="string" table:number-columns-spanned="10" table:number-rows-spanned="1">
            <text:p>Fase: Encerramento</text:p>
          </table:table-cell>
          <table:covered-table-cell table:number-columns-repeated="9"/>
        </table:table-row>
        <table:table-row table:style-name="ro1">
          <table:table-cell/>
          <table:covered-table-cell/>
          <table:table-cell table:style-name="ce12" office:value-type="string" calcext:value-type="string">
            <text:p>1</text:p>
          </table:table-cell>
          <table:table-cell table:style-name="ce29"/>
          <table:table-cell table:style-name="ce35" table:formula="of:=8*5" office:value-type="float" office:value="40" calcext:value-type="float">
            <text:p>40</text:p>
          </table:table-cell>
          <table:table-cell table:style-name="ce35" table:number-columns-repeated="5"/>
          <table:table-cell table:style-name="ce22" table:formula="of:=([.E45]*[.F4])+([.F45]*[.F5])+([.G45]*[.F6])+([.H45]*[.F7])+([.I45]*[.F8])+([.J45]*[.F9])" office:value-type="currency" office:currency="BRL" office:value="5924.54545454544" calcext:value-type="currency">
            <text:p>R$ 5.924,55</text:p>
          </table:table-cell>
          <table:table-cell table:style-name="ce22" table:formula="of:=[.K45]+[.K46]+[.K47]+[.K48]" office:value-type="currency" office:currency="BRL" office:value="7258.68522727271" calcext:value-type="currency" table:number-columns-spanned="1" table:number-rows-spanned="4">
            <text:p>R$ 7.258,69</text:p>
          </table:table-cell>
        </table:table-row>
        <table:table-row table:style-name="ro1">
          <table:table-cell/>
          <table:covered-table-cell/>
          <table:table-cell table:style-name="ce12" office:value-type="string" calcext:value-type="string">
            <text:p>2</text:p>
          </table:table-cell>
          <table:table-cell table:style-name="ce29" office:value-type="string" calcext:value-type="string">
            <text:p>1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35" table:formula="of:=2" office:value-type="float" office:value="2" calcext:value-type="float">
            <text:p>2</text:p>
          </table:table-cell>
          <table:table-cell table:style-name="ce22" table:formula="of:=([.E46]*[.F4])+([.F46]*[.F5])+([.G46]*[.F6])+([.H46]*[.F7])+([.I46]*[.F8])+([.J46]*[.F9])" office:value-type="currency" office:currency="BRL" office:value="823.773863636363" calcext:value-type="currency">
            <text:p>R$ 823,77</text:p>
          </table:table-cell>
          <table:covered-table-cell table:style-name="ce43"/>
        </table:table-row>
        <table:table-row table:style-name="ro1">
          <table:table-cell/>
          <table:covered-table-cell/>
          <table:table-cell table:style-name="ce19" office:value-type="string" calcext:value-type="string">
            <text:p>3</text:p>
          </table:table-cell>
          <table:table-cell table:style-name="ce30" office:value-type="string" calcext:value-type="string">
            <text:p>2</text:p>
          </table:table-cell>
          <table:table-cell table:style-name="ce35" table:number-columns-repeated="4"/>
          <table:table-cell table:style-name="ce35" table:formula="of:=4" office:value-type="float" office:value="4" calcext:value-type="float">
            <text:p>4</text:p>
          </table:table-cell>
          <table:table-cell table:style-name="ce35"/>
          <table:table-cell table:style-name="ce22" table:formula="of:=([.E47]*[.F4])+([.F47]*[.F5])+([.G47]*[.F6])+([.H47]*[.F7])+([.I47]*[.F8])+([.J47]*[.F9])" office:value-type="currency" office:currency="BRL" office:value="214.138636363636" calcext:value-type="currency">
            <text:p>R$ 214,14</text:p>
          </table:table-cell>
          <table:covered-table-cell table:style-name="ce43"/>
        </table:table-row>
        <table:table-row table:style-name="ro1">
          <table:table-cell/>
          <table:covered-table-cell/>
          <table:table-cell table:style-name="ce19" office:value-type="string" calcext:value-type="string">
            <text:p>4</text:p>
          </table:table-cell>
          <table:table-cell table:style-name="ce30" office:value-type="string" calcext:value-type="string">
            <text:p>3</text:p>
          </table:table-cell>
          <table:table-cell table:style-name="ce36" table:formula="of:=2" office:value-type="float" office:value="2" calcext:value-type="float">
            <text:p>2</text:p>
          </table:table-cell>
          <table:table-cell table:style-name="ce36" table:number-columns-repeated="5"/>
          <table:table-cell table:style-name="ce22" table:formula="of:=([.E48]*[.F4])+([.F48]*[.F5])+([.G48]*[.F6])+([.H48]*[.F7])+([.I48]*[.F8])+([.J48]*[.F9])" office:value-type="currency" office:currency="BRL" office:value="296.227272727272" calcext:value-type="currency">
            <text:p>R$ 296,23</text:p>
          </table:table-cell>
          <table:covered-table-cell table:style-name="ce4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Custos</text:p>
          </table:table-cell>
          <table:covered-table-cell table:number-columns-repeated="8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Mês</text:p>
          </table:table-cell>
          <table:table-cell table:style-name="ce5" office:value-type="string" calcext:value-type="string" table:number-columns-spanned="6" table:number-rows-spanned="1">
            <text:p>Recursos</text:p>
          </table:table-cell>
          <table:covered-table-cell table:number-columns-repeated="5"/>
          <table:table-cell table:style-name="ce37" office:value-type="string" calcext:value-type="string" table:number-columns-spanned="1" table:number-rows-spanned="2">
            <text:p>Recursos Materiais</text:p>
          </table:table-cell>
          <table:table-cell table:style-name="ce37" office:value-type="string" calcext:value-type="string" table:number-columns-spanned="1" table:number-rows-spanned="2">
            <text:p>Custo Acumulado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1</text:p>
          </table:table-cell>
          <table:table-cell table:style-name="ce20" table:formula="of:=([.E16]+[.E17]+[.E18]+[.E19]+[.E20]+[.E22]+[.E23]+[.E24]+[.E25]+[.E26]+[.E28]+[.E29]+[.E30]+[.E31]+[.E32])*[.F4]" office:value-type="currency" office:currency="BRL" office:value="9479.2727272727" calcext:value-type="currency">
            <text:p>R$ 9.479,27</text:p>
          </table:table-cell>
          <table:table-cell table:style-name="ce20" table:formula="of:=([.F16]+[.F17]+[.F18]+[.F19]+[.F20]+[.F22]+[.F23]+[.F24]+[.F25]+[.F26]+[.F28]+[.F29]+[.F30]+[.F31]+[.F32])*[.F5]" office:value-type="currency" office:currency="BRL" office:value="6586.81818181818" calcext:value-type="currency">
            <text:p>R$ 6.586,82</text:p>
          </table:table-cell>
          <table:table-cell table:style-name="ce20" table:formula="of:=([.G16]+[.G17]+[.G18]+[.G19]+[.G20]+[.G22]+[.G23]+[.G24]+[.G25]+[.G26]+[.G28]+[.G29]+[.G30]+[.G31]+[.G32])*[.F6]" office:value-type="currency" office:currency="BRL" office:value="2620.70454545454" calcext:value-type="currency">
            <text:p>R$ 2.620,70</text:p>
          </table:table-cell>
          <table:table-cell table:style-name="ce20" table:formula="of:=([.H16]+[.H17]+[.H18]+[.H19]+[.H20]+[.H22]+[.H23]+[.H24]+[.H25]+[.H26]+[.H28]+[.H29]+[.H30]+[.H31]+[.H32])*[.F7]" office:value-type="currency" office:currency="BRL" office:value="1250" calcext:value-type="currency">
            <text:p>R$ 1.250,00</text:p>
          </table:table-cell>
          <table:table-cell table:style-name="ce20" table:formula="of:=([.I16]+[.I17]+[.I18]+[.I19]+[.I20]+[.I22]+[.I23]+[.I24]+[.I25]+[.I26]+[.I28]+[.I29]+[.I30]+[.I31]+[.I32])*[.F8]" office:value-type="currency" office:currency="BRL" office:value="642.415909090909" calcext:value-type="currency">
            <text:p>R$ 642,42</text:p>
          </table:table-cell>
          <table:table-cell table:style-name="ce20" table:formula="of:=([.J16]+[.J17]+[.J18]+[.J19]+[.J20]+[.J22]+[.J23]+[.J24]+[.J25]+[.J26]+[.J28]+[.J29]+[.J30]+[.J31]+[.J32])*[.F9]" office:value-type="currency" office:currency="BRL" office:value="181.818181818182" calcext:value-type="currency">
            <text:p>R$ 181,82</text:p>
          </table:table-cell>
          <table:table-cell table:style-name="ce20" table:formula="of:=350" office:value-type="currency" office:currency="BRL" office:value="350" calcext:value-type="currency">
            <text:p>R$ 350,00</text:p>
          </table:table-cell>
          <table:table-cell table:style-name="ce20" table:formula="of:=[.C53]+[.D53]+[.E53]+[.F53]+[.G53]+[.H53]+[.I53]" office:value-type="currency" office:currency="BRL" office:value="21111.0295454545" calcext:value-type="currency">
            <text:p>R$ 21.111,03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2</text:p>
          </table:table-cell>
          <table:table-cell table:style-name="ce21" table:formula="of:=([.E33]+[.E34]+[.E35]+[.E36]+[.E37]+[.E38]+[.E39])*[.F4]" office:value-type="currency" office:currency="BRL" office:value="2666.04545454545" calcext:value-type="currency">
            <text:p>R$ 2.666,05</text:p>
          </table:table-cell>
          <table:table-cell table:style-name="ce21" table:formula="of:=([.F33]+[.F34]+[.F35]+[.F36]+[.F37]+[.F38]+[.F39])*[.F5]" office:value-type="currency" office:currency="BRL" office:value="153.181818181818" calcext:value-type="currency">
            <text:p>R$ 153,18</text:p>
          </table:table-cell>
          <table:table-cell table:style-name="ce21" table:formula="of:=([.G33]+[.G34]+[.G35]+[.G36]+[.G37]+[.G38]+[.G39])*[.F6]" office:value-type="currency" office:currency="BRL" office:value="462.477272727272" calcext:value-type="currency">
            <text:p>R$ 462,48</text:p>
          </table:table-cell>
          <table:table-cell table:style-name="ce21" table:formula="of:=([.H33]+[.H34]+[.H35]+[.H36]+[.H37]+[.H38]+[.H39])*[.F7]" office:value-type="currency" office:currency="BRL" office:value="7500" calcext:value-type="currency">
            <text:p>R$ 7.500,00</text:p>
          </table:table-cell>
          <table:table-cell table:style-name="ce21" table:formula="of:=([.I33]+[.I34]+[.I35]+[.I36]+[.I37]+[.I38]+[.I39])*[.F8]" office:value-type="currency" office:currency="BRL" office:value="107.069318181818" calcext:value-type="currency">
            <text:p>R$ 107,07</text:p>
          </table:table-cell>
          <table:table-cell table:style-name="ce21" table:formula="of:=([.J33]+[.J34]+[.J35]+[.J36]+[.J37]+[.J38]+[.J39])*[.F9]" office:value-type="currency" office:currency="BRL" office:value="1909.09090909091" calcext:value-type="currency">
            <text:p>R$ 1.909,09</text:p>
          </table:table-cell>
          <table:table-cell table:style-name="ce21" table:formula="of:=350" office:value-type="currency" office:currency="BRL" office:value="350" calcext:value-type="currency">
            <text:p>R$ 350,00</text:p>
          </table:table-cell>
          <table:table-cell table:style-name="ce21" table:formula="of:=[.J53]+([.C54]+[.E54]+[.E54]+[.F54]+[.G54]+[.H54]+[.I54])" office:value-type="currency" office:currency="BRL" office:value="34568.1897727272" calcext:value-type="currency">
            <text:p>R$ 34.568,19</text:p>
          </table:table-cell>
          <table:table-cell table:number-columns-repeated="2"/>
        </table:table-row>
        <table:table-row table:style-name="ro1">
          <table:table-cell/>
          <table:table-cell table:style-name="ce12" office:value-type="string" calcext:value-type="string">
            <text:p>3</text:p>
          </table:table-cell>
          <table:table-cell table:style-name="ce22" table:formula="of:=([.E40]+[.E41]+[.E42]+[.E43]+[.E45]+[.E46]+[.E47]+[.E48])*[.F4]" office:value-type="currency" office:currency="BRL" office:value="10367.9545454545" calcext:value-type="currency">
            <text:p>R$ 10.367,95</text:p>
          </table:table-cell>
          <table:table-cell table:style-name="ce22" table:formula="of:=([.F40]+[.F41]+[.F42]+[.F43]+[.F45]+[.F46]+[.F47]+[.F48])*[.F5]" office:value-type="currency" office:currency="BRL" office:value="306.363636363636" calcext:value-type="currency">
            <text:p>R$ 306,36</text:p>
          </table:table-cell>
          <table:table-cell table:style-name="ce22" table:formula="of:=([.G40]+[.G41]+[.G42]+[.G43]+[.G45]+[.G46]+[.G47]+[.G48])*[.F6]" office:value-type="currency" office:currency="BRL" office:value="102.772727272727" calcext:value-type="currency">
            <text:p>R$ 102,77</text:p>
          </table:table-cell>
          <table:table-cell table:style-name="ce22" table:formula="of:=([.H40]+[.H41]+[.H42]+[.H43]+[.H45]+[.H46]+[.H47]+[.H48])*[.F7]" office:value-type="currency" office:currency="BRL" office:value="250" calcext:value-type="currency">
            <text:p>R$ 250,00</text:p>
          </table:table-cell>
          <table:table-cell table:style-name="ce22" table:formula="of:=([.I40]+[.I41]+[.I42]+[.I43]+[.I45]+[.I46]+[.I47]+[.I48])*[.F8]" office:value-type="currency" office:currency="BRL" office:value="642.415909090909" calcext:value-type="currency">
            <text:p>R$ 642,42</text:p>
          </table:table-cell>
          <table:table-cell table:style-name="ce22" table:formula="of:=([.J40]+[.J41]+[.J42]+[.J43]+[.J45]+[.J46]+[.J47]+[.J48])*[.F9]" office:value-type="currency" office:currency="BRL" office:value="181.818181818182" calcext:value-type="currency">
            <text:p>R$ 181,82</text:p>
          </table:table-cell>
          <table:table-cell table:style-name="ce22" table:formula="of:=350" office:value-type="currency" office:currency="BRL" office:value="350" calcext:value-type="currency">
            <text:p>R$ 350,00</text:p>
          </table:table-cell>
          <table:table-cell table:style-name="ce22" table:formula="of:=[.J54]+([.C55]+[.D55]+[.E55]+[.F55]+[.G55]+[.H55]+[.I55])" office:value-type="currency" office:currency="BRL" office:value="46769.5147727272" calcext:value-type="currency">
            <text:p>R$ 46.769,51</text:p>
          </table:table-cell>
          <table:table-cell table:number-columns-repeated="2"/>
        </table:table-row>
        <table:table-row table:style-name="ro1" table:number-rows-repeated="104852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 style:data-style-name="N2" text:time-value="09:39:50.5124238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20:43:18.852727796</meta:creation-date>
    <dc:date>2018-04-10T04:54:15.330845602</dc:date>
    <meta:editing-duration>PT5H39M38S</meta:editing-duration>
    <meta:editing-cycles>30</meta:editing-cycles>
    <meta:generator>LibreOffice/5.1.6.2$Linux_X86_64 LibreOffice_project/10m0$Build-2</meta:generator>
    <meta:document-statistic meta:table-count="1" meta:cell-count="237" meta:object-count="0"/>
  </office:meta>
</office:document-meta>
</file>